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2af39" officeooo:paragraph-rsid="0002af39"/>
    </style:style>
    <style:style style:name="P2" style:family="paragraph" style:parent-style-name="Standard">
      <style:text-properties style:font-name="Times New Roman" officeooo:rsid="0002af39" officeooo:paragraph-rsid="000606f2"/>
    </style:style>
    <style:style style:name="P3" style:family="paragraph" style:parent-style-name="Text_20_body">
      <style:text-properties fo:font-variant="normal" fo:text-transform="none" fo:color="#24292f" loext:opacity="100%" style:font-name="Times New Roman" fo:font-size="12pt" fo:letter-spacing="normal" fo:font-style="normal" fo:font-weight="normal" officeooo:rsid="0002af39" officeooo:paragraph-rsid="0002af39"/>
    </style:style>
    <style:style style:name="P4" style:family="paragraph" style:parent-style-name="Text_20_body">
      <style:text-properties fo:font-variant="normal" fo:text-transform="none" fo:color="#24292f" loext:opacity="100%" style:font-name="Times New Roman" fo:font-size="12pt" fo:letter-spacing="normal" fo:font-style="normal" fo:font-weight="bold" officeooo:rsid="0002af39" officeooo:paragraph-rsid="0002af39" style:font-weight-asian="bold" style:font-weight-complex="bold"/>
    </style:style>
    <style:style style:name="P5" style:family="paragraph" style:parent-style-name="Text_20_body">
      <style:text-properties style:font-name="Times New Roman" fo:font-weight="bold" officeooo:rsid="0002af39" officeooo:paragraph-rsid="0002af39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Times New Roman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f" loext:opacity="100%" style:font-name="Times New Roman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0488e9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officeooo:rsid="0002af39"/>
    </style:style>
    <style:style style:name="T2" style:family="text">
      <style:text-properties fo:font-variant="normal" fo:text-transform="none" fo:color="#24292f" loext:opacity="100%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4292f" loext:opacity="100%" style:text-line-through-style="none" style:text-line-through-type="none" fo:font-size="12pt" fo:letter-spacing="normal" fo:font-style="normal" style:text-underline-style="none" fo:font-weight="normal" officeooo:rsid="000606f2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24292f" loext:opacity="100%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24292f" loext:opacity="100%" style:text-line-through-style="none" style:text-line-through-type="none" fo:font-size="12pt" fo:letter-spacing="normal" fo:font-style="normal" style:text-underline-style="none" fo:font-weight="bold" officeooo:rsid="000606f2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24292f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4292f" loext:opacity="100%" fo:font-size="12pt" fo:letter-spacing="normal" fo:font-style="normal"/>
    </style:style>
    <style:style style:name="T8" style:family="text">
      <style:text-properties fo:font-variant="normal" fo:text-transform="none" fo:color="#24292f" loext:opacity="100%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24292f" loext:opacity="100%" style:font-name="Times New Roman" fo:font-size="12pt" fo:letter-spacing="normal" fo:font-style="normal" fo:font-weight="normal" officeooo:rsid="000488e9"/>
    </style:style>
    <style:style style:name="T10" style:family="text">
      <style:text-properties fo:font-variant="normal" fo:text-transform="none" fo:color="#24292f" loext:opacity="100%" style:font-name="Times New Roman" fo:font-size="12pt" fo:letter-spacing="normal" fo:font-style="normal" fo:font-weight="bold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SSE docs</text:span></text:p>
      <text:p text:style-name="P3"/>
      <text:p text:style-name="P4">Intro</text:p>
      <text:p text:style-name="P3">SSE is a Simple surface engine for 2D games for Python.</text:p>
      <text:p text:style-name="P7">This is not an exhaustive game engine, it is a very simple engine <text:span text:style-name="T1">aimed at 2D game development.</text:span></text:p>
      <text:p text:style-name="P8"><text:span text:style-name="T8">It is built on </text:span><text:a xlink:type="simple" xlink:href="https://www.pygame.org/" text:style-name="Internet_20_link" text:visited-style-name="Visited_20_Internet_20_Link"><text:span text:style-name="T6">pygame</text:span></text:a><text:span text:style-name="T8">, a </text:span><text:a xlink:type="simple" xlink:href="https://www.pygame.org/wiki/about" text:style-name="Internet_20_link" text:visited-style-name="Visited_20_Internet_20_Link"><text:span text:style-name="T6">"set of Python modules designed for writing video games"</text:span></text:a><text:span text:style-name="T8">. </text:span><text:a xlink:type="simple" xlink:href="https://www.pygame.org/" text:style-name="Internet_20_link" text:visited-style-name="Visited_20_Internet_20_Link">Pygame</text:a><text:span text:style-name="T8"> itself is built on </text:span><text:a xlink:type="simple" xlink:href="https://www.libsdl.org/" text:style-name="Internet_20_link" text:visited-style-name="Visited_20_Internet_20_Link">SDL</text:a><text:span text:style-name="T6"> </text:span><text:span text:style-name="T8">a cross-platform C graphics library.</text:span></text:p>
      <text:p text:style-name="P6">Some other (more complete) game engines available for Python:</text:p>
      <text:p text:style-name="P9"><text:span text:style-name="T6"><text:tab/></text:span><text:a xlink:type="simple" xlink:href="https://pygame-zero.readthedocs.io/" text:style-name="Internet_20_link" text:visited-style-name="Visited_20_Internet_20_Link">Pygame zero</text:a><text:span text:style-name="T8"><text:line-break/><text:tab/></text:span><text:a xlink:type="simple" xlink:href="https://api.arcade.academy/" text:style-name="Internet_20_link" text:visited-style-name="Visited_20_Internet_20_Link">Arcade</text:a><text:span text:style-name="T6"><text:line-break/></text:span><text:span text:style-name="T8"><text:tab/></text:span><text:a xlink:type="simple" xlink:href="https://www.panda3d.org/" text:style-name="Internet_20_link" text:visited-style-name="Visited_20_Internet_20_Link">Panda3D</text:a><text:span text:style-name="T6"><text:line-break/></text:span></text:p>
      <text:p text:style-name="P9"><text:span text:style-name="T9">SSE is not aimed for </text:span><text:span text:style-name="T8">AAA game </text:span><text:span text:style-name="T9">development. If looking for such an engine and </text:span><text:span text:style-name="T8">tools, one can try: </text:span></text:p>
      <text:p text:style-name="P9"><text:span text:style-name="T6"><text:tab/></text:span><text:a xlink:type="simple" xlink:href="https://www.unrealengine.com/" text:style-name="Internet_20_link" text:visited-style-name="Visited_20_Internet_20_Link">Unreal engine</text:a></text:p>
      <text:p text:style-name="P10"><text:span text:style-name="T9">However U</text:span><text:span text:style-name="T8">nreal engine language </text:span><text:span text:style-name="T9">is</text:span><text:span text:style-name="T8"> </text:span><text:span text:style-name="T9">not Python, but </text:span><text:span text:style-name="Strong_20_Emphasis"><text:span text:style-name="T10">Blueprints</text:span></text:span><text:span text:style-name="T8">, a visual scripting language, and </text:span><text:span text:style-name="Strong_20_Emphasis"><text:span text:style-name="T10">C++</text:span></text:span><text:span text:style-name="T8">.</text:span></text:p>
      <text:p text:style-name="P1"/>
      <text:p text:style-name="P1"/>
      <text:p text:style-name="P2"><text:span text:style-name="T11">Classes </text:span></text:p>
      <text:p text:style-name="P2"><text:span text:style-name="T4"/></text:p>
      <text:p text:style-name="P2"><text:span text:style-name="T5">Info</text:span></text:p>
      <text:p text:style-name="P2"><text:span text:style-name="T3">An abstract class to provide information for </text:span><text:span text:style-name="T5">Entities</text:span><text:span text:style-name="T3">. Concrete entity class information should be a </text:span></text:p>
      <text:p text:style-name="P2"><text:span text:style-name="T3">descendant.</text:span></text:p>
      <text:p text:style-name="P2"><text:span text:style-name="T3"/></text:p>
      <text:p text:style-name="P2"><text:span text:style-name="T5">ValueStrengthInfo</text:span></text:p>
      <text:p text:style-name="P2"><text:span text:style-name="T3">Provides basic </text:span><text:span text:style-name="T5">Entity </text:span><text:span text:style-name="T3">info on </text:span><text:span text:style-name="T5">value </text:span><text:span text:style-name="T3">and </text:span><text:span text:style-name="T5">strength</text:span><text:span text:style-name="T3">.</text:span><text:span text:style-name="T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4:11:11.788024491</meta:creation-date>
    <dc:date>2021-09-21T14:27:39.008232227</dc:date>
    <meta:editing-duration>PT16M25S</meta:editing-duration>
    <meta:editing-cycles>3</meta:editing-cycles>
    <meta:generator>LibreOffice/7.1.5.2$Linux_X86_64 LibreOffice_project/10$Build-2</meta:generator>
    <meta:document-statistic meta:table-count="0" meta:image-count="0" meta:object-count="0" meta:page-count="1" meta:paragraph-count="16" meta:word-count="134" meta:character-count="804" meta:non-whitespace-character-count="677"/>
  </office:meta>
</office:document-meta>
</file>